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" style:font-pitch="fixed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Menlo" fo:font-size="12pt" fo:font-weight="bold" officeooo:rsid="0009c99d" officeooo:paragraph-rsid="0009c99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Menlo" fo:font-size="10pt" officeooo:rsid="0009c99d" officeooo:paragraph-rsid="0009c99d" style:font-size-asian="10pt" style:font-size-complex="10pt"/>
    </style:style>
    <style:style style:name="P3" style:family="paragraph" style:parent-style-name="Standard" style:list-style-name="L1">
      <style:text-properties style:font-name="Menlo" fo:font-size="10pt" officeooo:rsid="0009c99d" officeooo:paragraph-rsid="0009c99d" style:font-size-asian="10pt" style:font-size-complex="10pt"/>
    </style:style>
    <style:style style:name="P4" style:family="paragraph" style:parent-style-name="Standard">
      <style:text-properties style:font-name="Menlo" fo:font-size="10pt" fo:font-weight="bold" officeooo:rsid="0009c99d" officeooo:paragraph-rsid="0009c99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Menlo" fo:font-size="10pt" fo:font-weight="bold" officeooo:rsid="000cec73" officeooo:paragraph-rsid="000cec73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Menlo" fo:font-size="10pt" fo:font-weight="bold" officeooo:rsid="0009c99d" officeooo:paragraph-rsid="0009c99d" style:font-size-asian="8.75pt" style:font-weight-asian="bold" style:font-size-complex="10pt" style:font-weight-complex="bold"/>
    </style:style>
    <style:style style:name="P7" style:family="paragraph" style:parent-style-name="Standard" style:list-style-name="L2">
      <style:text-properties style:font-name="Menlo" fo:font-size="12pt" style:font-size-asian="12pt" style:font-size-complex="12pt"/>
    </style:style>
    <style:style style:name="P8" style:family="paragraph" style:parent-style-name="Standard" style:list-style-name="L2">
      <style:text-properties style:font-name="Menlo" fo:font-size="12pt" officeooo:rsid="000cec73" officeooo:paragraph-rsid="000cec73" style:font-size-asian="12pt" style:font-size-complex="12pt"/>
    </style:style>
    <style:style style:name="P9" style:family="paragraph" style:parent-style-name="Standard" style:list-style-name="L2">
      <style:text-properties style:font-name="Menlo" fo:font-size="12pt" fo:font-style="italic" officeooo:rsid="000cec73" officeooo:paragraph-rsid="000cec73" style:font-size-asian="12pt" style:font-style-asian="italic" style:font-size-complex="12pt" style:font-style-complex="italic"/>
    </style:style>
    <style:style style:name="P10" style:family="paragraph" style:parent-style-name="Standard" style:list-style-name="L2">
      <style:text-properties style:font-name="Menlo" fo:font-size="12pt" fo:font-style="italic" style:font-size-asian="12pt" style:font-style-asian="italic" style:font-size-complex="12pt" style:font-style-complex="italic"/>
    </style:style>
    <style:style style:name="P11" style:family="paragraph" style:parent-style-name="Standard" style:list-style-name="L2">
      <style:text-properties style:font-name="Menlo" fo:font-size="12pt" officeooo:paragraph-rsid="000cec73" style:font-size-asian="12pt" style:font-size-complex="12pt"/>
    </style:style>
    <style:style style:name="P12" style:family="paragraph" style:parent-style-name="Standard" style:list-style-name="L2">
      <style:text-properties style:font-name="Menlo" fo:font-size="12pt" officeooo:rsid="000d8da2" officeooo:paragraph-rsid="000d8da2" style:font-size-asian="12pt" style:font-size-complex="12pt"/>
    </style:style>
    <style:style style:name="P13" style:family="paragraph" style:parent-style-name="Standard" style:list-style-name="L2">
      <style:text-properties style:font-name="Menlo" fo:font-size="12pt" officeooo:rsid="000fdb73" officeooo:paragraph-rsid="000fdb73" style:font-size-asian="12pt" style:font-size-complex="12pt"/>
    </style:style>
    <style:style style:name="P14" style:family="paragraph" style:parent-style-name="Standard" style:list-style-name="L2">
      <style:text-properties style:font-name="Menlo" fo:font-size="12pt" officeooo:paragraph-rsid="000fdb73" style:font-size-asian="12pt" style:font-size-complex="12pt"/>
    </style:style>
    <style:style style:name="P15" style:family="paragraph" style:parent-style-name="Standard" style:list-style-name="L2">
      <style:text-properties style:font-name="Menlo" fo:font-size="12pt" officeooo:paragraph-rsid="000d8da2" style:font-size-asian="12pt" style:font-size-complex="12pt"/>
    </style:style>
    <style:style style:name="P16" style:family="paragraph" style:parent-style-name="Standard">
      <style:text-properties style:font-name="Menlo" fo:font-size="12pt" style:font-size-asian="12pt" style:font-size-complex="12pt"/>
    </style:style>
    <style:style style:name="P17" style:family="paragraph" style:parent-style-name="Standard">
      <style:text-properties style:font-name="Menlo" fo:font-size="12pt" officeooo:paragraph-rsid="000fdb73" style:font-size-asian="12pt" style:font-size-complex="12pt"/>
    </style:style>
    <style:style style:name="T1" style:family="text">
      <style:text-properties officeooo:rsid="000cec7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d8da2"/>
    </style:style>
    <style:style style:name="T4" style:family="text">
      <style:text-properties officeooo:rsid="000e39ec"/>
    </style:style>
    <style:style style:name="T5" style:family="text">
      <style:text-properties officeooo:rsid="000fdb7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tracked-changes>
        <text:changed-region xml:id="ct4672547984" text:id="ct4672547984">
          <text:insertion>
            <office:change-info>
              <dc:creator>Travis Houldcroft</dc:creator>
              <dc:date>2024-12-17T15:31:27</dc:date>
            </office:change-info>
          </text:insertion>
        </text:changed-region>
        <text:changed-region xml:id="ct5016686400" text:id="ct5016686400">
          <text:insertion>
            <office:change-info>
              <dc:creator>Travis Houldcroft</dc:creator>
              <dc:date>2024-12-17T15:26:30</dc:date>
            </office:change-info>
          </text:insertion>
        </text:changed-region>
        <text:changed-region xml:id="ct4672848304" text:id="ct4672848304">
          <text:insertion>
            <office:change-info>
              <dc:creator>Travis Houldcroft</dc:creator>
              <dc:date>2024-12-17T15:27:35</dc:date>
            </office:change-info>
          </text:insertion>
        </text:changed-region>
        <text:changed-region xml:id="ct4406240304" text:id="ct4406240304">
          <text:deletion>
            <office:change-info>
              <dc:creator>Travis Houldcroft</dc:creator>
              <dc:date>2024-12-17T15:27:48</dc:date>
            </office:change-info>
            <text:p text:style-name="P16">c</text:p>
          </text:deletion>
        </text:changed-region>
        <text:changed-region xml:id="ct14093792816" text:id="ct14093792816">
          <text:deletion>
            <office:change-info>
              <dc:creator>Travis Houldcroft</dc:creator>
              <dc:date>2024-12-17T15:32:00</dc:date>
            </office:change-info>
            <text:p text:style-name="P16">oncepts</text:p>
          </text:deletion>
        </text:changed-region>
        <text:changed-region xml:id="ct4989399616" text:id="ct4989399616">
          <text:insertion>
            <office:change-info>
              <dc:creator>Travis Houldcroft</dc:creator>
              <dc:date>2024-12-17T15:32:02</dc:date>
            </office:change-info>
          </text:insertion>
        </text:changed-region>
        <text:changed-region xml:id="ct4672549136" text:id="ct4672549136">
          <text:insertion>
            <office:change-info>
              <dc:creator>Travis Houldcroft</dc:creator>
              <dc:date>2024-12-17T15:30:20</dc:date>
            </office:change-info>
          </text:insertion>
        </text:changed-region>
        <text:changed-region xml:id="ct5016744800" text:id="ct5016744800">
          <text:format-change>
            <office:change-info>
              <dc:creator>Travis Houldcroft</dc:creator>
              <dc:date>2024-12-17T15:30:29</dc:date>
            </office:change-info>
          </text:format-change>
        </text:changed-region>
        <text:changed-region xml:id="ct4990125360" text:id="ct4990125360">
          <text:insertion>
            <office:change-info>
              <dc:creator>Travis Houldcroft</dc:creator>
              <dc:date>2024-12-17T15:29:16</dc:date>
            </office:change-info>
          </text:insertion>
        </text:changed-region>
        <text:changed-region xml:id="ct4672554704" text:id="ct4672554704">
          <text:format-change>
            <office:change-info>
              <dc:creator>Travis Houldcroft</dc:creator>
              <dc:date>2024-12-17T15:30:59</dc:date>
            </office:change-info>
          </text:format-change>
        </text:changed-region>
        <text:changed-region xml:id="ct4672924000" text:id="ct4672924000">
          <text:format-change>
            <office:change-info>
              <dc:creator>Travis Houldcroft</dc:creator>
              <dc:date>2024-12-17T15:30:59</dc:date>
            </office:change-info>
          </text:format-change>
        </text:changed-region>
        <text:changed-region xml:id="ct4672917216" text:id="ct4672917216">
          <text:format-change>
            <office:change-info>
              <dc:creator>Travis Houldcroft</dc:creator>
              <dc:date>2024-12-17T15:30:59</dc:date>
            </office:change-info>
          </text:format-change>
        </text:changed-region>
        <text:changed-region xml:id="ct4612021824" text:id="ct4612021824">
          <text:insertion>
            <office:change-info>
              <dc:creator>Travis Houldcroft</dc:creator>
              <dc:date>2024-12-17T15:33:39</dc:date>
            </office:change-info>
          </text:insertion>
        </text:changed-region>
        <text:changed-region xml:id="ct14099611616" text:id="ct14099611616">
          <text:insertion>
            <office:change-info>
              <dc:creator>Travis Houldcroft</dc:creator>
              <dc:date>2024-12-17T15:32:23</dc:date>
            </office:change-info>
          </text:insertion>
        </text:changed-region>
        <text:changed-region xml:id="ct4672520816" text:id="ct4672520816">
          <text:deletion>
            <office:change-info>
              <dc:creator>Travis Houldcroft</dc:creator>
              <dc:date>2024-12-17T15:32:44</dc:date>
            </office:change-info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Lua bindings for Pd with pdlu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4611856160" text:id="ct4611856160">
          <text:insertion>
            <office:change-info>
              <dc:creator>Travis Houldcroft</dc:creator>
              <dc:date>2024-12-17T15:32:45</dc:date>
            </office:change-info>
          </text:insertion>
        </text:changed-region>
        <text:changed-region xml:id="ct4672959168" text:id="ct4672959168">
          <text:insertion>
            <office:change-info>
              <dc:creator>Travis Houldcroft</dc:creator>
              <dc:date>2024-12-17T15:33:13</dc:date>
            </office:change-info>
          </text:insertion>
        </text:changed-region>
        <text:changed-region xml:id="ct4672952864" text:id="ct4672952864">
          <text:deletion>
            <office:change-info>
              <dc:creator>Travis Houldcroft</dc:creator>
              <dc:date>2024-12-17T15:32:57</dc:date>
            </office:change-info>
            <text:p text:style-name="P16"><text:bookmark-start text:name="__Annotation__5225_689995338____ Copy 4"/>P<text:bookmark-end text:name="__Annotation__5225_689995338____ Copy 4"/>d vanilla compatible</text:p>
          </text:deletion>
        </text:changed-region>
        <text:changed-region xml:id="ct5016635520" text:id="ct5016635520">
          <text:insertion>
            <office:change-info>
              <dc:creator>Travis Houldcroft</dc:creator>
              <dc:date>2024-12-17T15:36:52</dc:date>
              <text:p>Comment added</text:p>
            </office:change-info>
          </text:insertion>
        </text:changed-region>
        <text:changed-region xml:id="ct5016678032" text:id="ct5016678032">
          <text:deletion>
            <office:change-info>
              <dc:creator>Travis Houldcroft</dc:creator>
              <dc:date>2024-12-17T15:33:00</dc:date>
            </office:change-info>
            <text:p text:style-name="P16"><text:bookmark-start text:name="__Annotation__5226_689995338____ Copy 4"/>E<text:bookmark-end text:name="__Annotation__5226_689995338____ Copy 4"/>xternals</text:p>
          </text:deletion>
        </text:changed-region>
        <text:changed-region xml:id="ct5017272368" text:id="ct5017272368">
          <text:insertion>
            <office:change-info>
              <dc:creator>Travis Houldcroft</dc:creator>
              <dc:date>2024-12-17T15:37:00</dc:date>
              <text:p>Comment added</text:p>
            </office:change-info>
          </text:insertion>
        </text:changed-region>
        <text:changed-region xml:id="ct4612041792" text:id="ct4612041792">
          <text:insertion>
            <office:change-info>
              <dc:creator>Travis Houldcroft</dc:creator>
              <dc:date>2024-12-17T15:34:54</dc:date>
            </office:change-info>
          </text:insertion>
        </text:changed-region>
        <text:changed-region xml:id="ct4612030560" text:id="ct4612030560">
          <text:insertion>
            <office:change-info>
              <dc:creator>Travis Houldcroft</dc:creator>
              <dc:date>2024-12-17T15:35:06</dc:date>
            </office:change-info>
          </text:insertion>
        </text:changed-region>
        <text:changed-region xml:id="ct4673007072" text:id="ct4673007072">
          <text:deletion>
            <office:change-info>
              <dc:creator>Travis Houldcroft</dc:creator>
              <dc:date>2024-12-17T15:35:21</dc:date>
            </office:change-info>
            <text:p text:style-name="P16">as a plugin</text:p>
          </text:deletion>
        </text:changed-region>
        <text:changed-region xml:id="ct4612074448" text:id="ct4612074448">
          <text:insertion>
            <office:change-info>
              <dc:creator>Travis Houldcroft</dc:creator>
              <dc:date>2024-12-17T15:35:23</dc:date>
            </office:change-info>
          </text:insertion>
        </text:changed-region>
        <text:changed-region xml:id="ct4612134688" text:id="ct4612134688">
          <text:deletion>
            <office:change-info>
              <dc:creator>Travis Houldcroft</dc:creator>
              <dc:date>2024-12-17T15:35:44</dc:date>
            </office:change-info>
            <text:p text:style-name="P16">s</text:p>
          </text:deletion>
        </text:changed-region>
        <text:changed-region xml:id="ct4673114032" text:id="ct4673114032">
          <text:insertion>
            <office:change-info>
              <dc:creator>Travis Houldcroft</dc:creator>
              <dc:date>2024-12-17T15:35:44</dc:date>
            </office:change-info>
          </text:insertion>
        </text:changed-region>
        <text:changed-region xml:id="ct4612153760" text:id="ct4612153760">
          <text:deletion>
            <office:change-info>
              <dc:creator>Travis Houldcroft</dc:creator>
              <dc:date>2024-12-17T15:35:55</dc:date>
            </office:change-info>
            <text:p text:style-name="P16">Setting</text:p>
          </text:deletion>
        </text:changed-region>
        <text:changed-region xml:id="ct4612153392" text:id="ct4612153392">
          <text:insertion>
            <office:change-info>
              <dc:creator>Travis Houldcroft</dc:creator>
              <dc:date>2024-12-17T15:35:55</dc:date>
            </office:change-info>
          </text:insertion>
        </text:changed-region>
        <text:changed-region xml:id="ct4673143936" text:id="ct4673143936">
          <text:deletion>
            <office:change-info>
              <dc:creator>Travis Houldcroft</dc:creator>
              <dc:date>2024-12-17T15:35:59</dc:date>
            </office:change-info>
            <text:p text:style-name="P16"><text:span text:style-name="T1"><text:s/>up</text:span></text:p>
          </text:deletion>
        </text:changed-region>
        <text:changed-region xml:id="ct4612189024" text:id="ct4612189024">
          <text:deletion>
            <office:change-info>
              <dc:creator>Travis Houldcroft</dc:creator>
              <dc:date>2024-12-17T15:37:53</dc:date>
            </office:change-info>
            <text:p text:style-name="P16">Installing externals</text:p>
          </text:deletion>
        </text:changed-region>
        <text:changed-region xml:id="ct4673174608" text:id="ct4673174608">
          <text:insertion>
            <office:change-info>
              <dc:creator>Travis Houldcroft</dc:creator>
              <dc:date>2024-12-17T15:37:57</dc:date>
            </office:change-info>
          </text:insertion>
        </text:changed-region>
        <text:changed-region xml:id="ct4673145984" text:id="ct4673145984">
          <text:deletion>
            <office:change-info>
              <dc:creator>Travis Houldcroft</dc:creator>
              <dc:date>2024-12-17T15:36:21</dc:date>
            </office:change-info>
            <text:p text:style-name="P16">Guide to the documentation</text:p>
          </text:deletion>
        </text:changed-region>
        <text:changed-region xml:id="ct5016863504" text:id="ct5016863504">
          <text:insertion>
            <office:change-info>
              <dc:creator>Travis Houldcroft</dc:creator>
              <dc:date>2024-12-17T15:36:30</dc:date>
              <text:p>Comment added</text:p>
            </office:change-info>
          </text:insertion>
        </text:changed-region>
        <text:changed-region xml:id="ct4612218416" text:id="ct4612218416">
          <text:deletion>
            <office:change-info>
              <dc:creator>Travis Houldcroft</dc:creator>
              <dc:date>2024-12-17T15:38:15</dc:date>
            </office:change-info>
            <text:p text:style-name="P16"><text:bookmark-start text:name="__Annotation__5227_689995338____ Copy 4"/>T<text:bookmark-end text:name="__Annotation__5227_689995338____ Copy 4"/>utorials</text:p>
          </text:deletion>
        </text:changed-region>
        <text:changed-region xml:id="ct5017799232" text:id="ct5017799232">
          <text:insertion>
            <office:change-info>
              <dc:creator>Travis Houldcroft</dc:creator>
              <dc:date>2024-12-17T15:38:17</dc:date>
              <text:p>Comment added</text:p>
            </office:change-info>
          </text:insertion>
        </text:changed-region>
        <text:changed-region xml:id="ct14891270752" text:id="ct14891270752">
          <text:insertion>
            <office:change-info>
              <dc:creator>Travis Houldcroft</dc:creator>
              <dc:date>2024-12-17T15:41:25</dc:date>
            </office:change-info>
          </text:insertion>
        </text:changed-region>
        <text:changed-region xml:id="ct5016657536" text:id="ct5016657536">
          <text:insertion>
            <office:change-info>
              <dc:creator>Travis Houldcroft</dc:creator>
              <dc:date>2024-12-17T15:41:55</dc:date>
              <text:p>Comment added</text:p>
            </office:change-info>
          </text:insertion>
        </text:changed-region>
        <text:changed-region xml:id="ct5258608336" text:id="ct5258608336">
          <text:deletion>
            <office:change-info>
              <dc:creator>Travis Houldcroft</dc:creator>
              <loext:move-id>2</loext:move-id>
              <dc:date>2024-12-17T15:42:25</dc:date>
            </office:change-info>
            <text:list text:continue-numbering="true" text:style-name="L2">
              <text:list-item>
                <text:list>
                  <text:list-item>
                    <text:p text:style-name="P7"><text:bookmark-start text:name="__Annotation__5229_689995338____ Copy 4"/>T<text:bookmark-end text:name="__Annotation__5229_689995338____ Copy 4"/>roubleshooting</text:p>
                  </text:list-item>
                  <text:list-item>
                    <text:p text:style-name="P7">Sound not working</text:p>
                    <text:list>
                      <text:list-item>
                        <text:p text:style-name="P7">DSP and volume</text:p>
                      </text:list-item>
                      <text:list-item>
                        <text:p text:style-name="P7">DAW config</text:p>
                      </text:list-item>
                      <text:list-item>
                        <text:p text:style-name="P7">Devices</text:p>
                      </text:list-item>
                    </text:list>
                  </text:list-item>
                  <text:list-item>
                    <text:p text:style-name="P7">MIDI not working</text:p>
                  </text:list-item>
                  <text:list-item>
                    <text:p text:style-name="P7">Checking console error messages</text:p>
                  </text:list-item>
                  <text:list-item>
                    <text:p text:style-name="P7">Fixing clicks and pops</text:p>
                  </text:list-item>
                  <text:list-item>
                    <text:p text:style-name="P7">Finding help</text:p>
                  </text:list-item>
                </text:list>
              </text:list-item>
            </text:list>
          </text:deletion>
        </text:changed-region>
        <text:changed-region xml:id="ct5017590720" text:id="ct5017590720">
          <text:insertion>
            <office:change-info>
              <dc:creator>Travis Houldcroft</dc:creator>
              <dc:date>2024-12-17T15:42:57</dc:date>
              <text:p>Comment added</text:p>
            </office:change-info>
          </text:insertion>
        </text:changed-region>
        <text:changed-region xml:id="ct15497316256" text:id="ct15497316256">
          <text:deletion>
            <office:change-info>
              <dc:creator>Travis Houldcroft</dc:creator>
              <dc:date>2024-12-17T15:43:16</dc:date>
            </office:change-info>
            <text:p text:style-name="P16">GUI documentation</text:p>
          </text:deletion>
        </text:changed-region>
        <text:changed-region xml:id="ct14891796048" text:id="ct14891796048">
          <text:insertion>
            <office:change-info>
              <dc:creator>Travis Houldcroft</dc:creator>
              <dc:date>2024-12-17T15:43:20</dc:date>
            </office:change-info>
          </text:insertion>
        </text:changed-region>
        <text:changed-region xml:id="ct14896983952" text:id="ct14896983952">
          <text:insertion>
            <office:change-info>
              <dc:creator>Travis Houldcroft</dc:creator>
              <dc:date>2024-12-17T15:43:59</dc:date>
              <text:p>Comment added</text:p>
            </office:change-info>
          </text:insertion>
        </text:changed-region>
        <text:changed-region xml:id="ct14891261328" text:id="ct14891261328">
          <text:insertion>
            <office:change-info>
              <dc:creator>Travis Houldcroft</dc:creator>
              <dc:date>2024-12-17T15:44:19</dc:date>
            </office:change-info>
          </text:insertion>
        </text:changed-region>
        <text:changed-region xml:id="ct15496358400" text:id="ct15496358400">
          <text:deletion>
            <office:change-info>
              <dc:creator>Travis Houldcroft</dc:creator>
              <dc:date>2024-12-17T15:51:55</dc:date>
            </office:change-info>
            <text:p text:style-name="P16">Studio integration and network connectivity</text:p>
          </text:deletion>
        </text:changed-region>
        <text:changed-region xml:id="ct14765220528" text:id="ct14765220528">
          <text:insertion>
            <office:change-info>
              <dc:creator>Travis Houldcroft</dc:creator>
              <dc:date>2024-12-17T15:51:55</dc:date>
            </office:change-info>
          </text:insertion>
        </text:changed-region>
        <text:changed-region xml:id="ct14891191184" text:id="ct14891191184">
          <text:insertion>
            <office:change-info>
              <dc:creator>Travis Houldcroft</dc:creator>
              <dc:date>2024-12-17T16:01:08</dc:date>
            </office:change-info>
          </text:insertion>
        </text:changed-region>
        <text:changed-region xml:id="ct15497745040" text:id="ct15497745040">
          <text:insertion>
            <office:change-info>
              <dc:creator>Travis Houldcroft</dc:creator>
              <dc:date>2024-12-17T15:59:59</dc:date>
            </office:change-info>
          </text:insertion>
        </text:changed-region>
        <text:changed-region xml:id="ct15497160448" text:id="ct15497160448">
          <text:deletion>
            <office:change-info>
              <dc:creator>Travis Houldcroft</dc:creator>
              <dc:date>2024-12-17T16:01:17</dc:date>
            </office:change-info>
            <text:p text:style-name="P16">examples</text:p>
          </text:deletion>
        </text:changed-region>
        <text:changed-region xml:id="ct14897341856" text:id="ct14897341856">
          <text:deletion>
            <office:change-info>
              <dc:creator>Travis Houldcroft</dc:creator>
              <dc:date>2024-12-17T15:52:06</dc:date>
            </office:change-info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MIDI note IN</text:p>
                          </text:list-item>
                          <text:list-item>
                            <text:p text:style-name="P7">MIDI note OUT</text:p>
                          </text:list-item>
                          <text:list-item>
                            <text:p text:style-name="P7">MIDI CC IN</text:p>
                          </text:list-item>
                          <text:list-item>
                            <text:p text:style-name="P7">MIDI CC OUT</text:p>
                          </text:list-item>
                          <text:list-item>
                            <text:p text:style-name="P7">FX</text:p>
                          </text:list-item>
                          <text:list-item>
                            <text:p text:style-name="P7">Parameter automation</text:p>
                          </text:list-item>
                          <text:list-item>
                            <text:p text:style-name="P7">Syncing clocks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14093883824" text:id="ct14093883824">
          <text:insertion>
            <office:change-info>
              <dc:creator>Travis Houldcroft</dc:creator>
              <loext:move-id>4</loext:move-id>
              <dc:date>2024-12-17T16:01:30</dc:date>
            </office:change-info>
          </text:insertion>
        </text:changed-region>
        <text:changed-region xml:id="ct14891460320" text:id="ct14891460320">
          <text:deletion>
            <office:change-info>
              <dc:creator>Travis Houldcroft</dc:creator>
              <dc:date>2024-12-17T16:02:18</dc:date>
            </office:change-info>
            <text:p text:style-name="P16">examples</text:p>
          </text:deletion>
        </text:changed-region>
        <text:changed-region xml:id="ct5017340912" text:id="ct5017340912">
          <text:deletion>
            <office:change-info>
              <dc:creator>Travis Houldcroft</dc:creator>
              <loext:move-id>3</loext:move-id>
              <dc:date>2024-12-17T16:01:37</dc:date>
            </office:change-info>
            <text:p text:style-name="P16">REAPER examples</text:p>
          </text:deletion>
        </text:changed-region>
        <text:changed-region xml:id="ct4608892656" text:id="ct4608892656">
          <text:deletion>
            <office:change-info>
              <dc:creator>Travis Houldcroft</dc:creator>
              <loext:move-id>4</loext:move-id>
              <dc:date>2024-12-17T16:02:09</dc:date>
            </office:change-info>
            <text:p text:style-name="P17">Ardour examples</text:p>
          </text:deletion>
        </text:changed-region>
        <text:changed-region xml:id="ct15497248416" text:id="ct15497248416">
          <text:deletion>
            <office:change-info>
              <dc:creator>Travis Houldcroft</dc:creator>
              <dc:date>2024-12-17T16:02:30</dc:date>
            </office:change-info>
            <text:p text:style-name="P16"><text:s/>examples</text:p>
          </text:deletion>
        </text:changed-region>
        <text:changed-region xml:id="ct15497130192" text:id="ct15497130192">
          <text:insertion>
            <office:change-info>
              <dc:creator>Travis Houldcroft</dc:creator>
              <dc:date>2024-12-17T16:02:05</dc:date>
            </office:change-info>
          </text:insertion>
        </text:changed-region>
        <text:changed-region xml:id="ct15497162352" text:id="ct15497162352">
          <text:insertion>
            <office:change-info>
              <dc:creator>Travis Houldcroft</dc:creator>
              <loext:move-id>3</loext:move-id>
              <dc:date>2024-12-17T16:01:41</dc:date>
            </office:change-info>
          </text:insertion>
        </text:changed-region>
        <text:changed-region xml:id="ct14891189424" text:id="ct14891189424">
          <text:deletion>
            <office:change-info>
              <dc:creator>Travis Houldcroft</dc:creator>
              <dc:date>2024-12-17T16:01:51</dc:date>
            </office:change-info>
            <text:p text:style-name="P16">examples</text:p>
          </text:deletion>
        </text:changed-region>
        <text:changed-region xml:id="ct14897967280" text:id="ct14897967280">
          <text:deletion>
            <office:change-info>
              <dc:creator>Travis Houldcroft</dc:creator>
              <dc:date>2024-12-17T16:01:56</dc:date>
            </office:change-info>
            <text:p text:style-name="P16">Logic examples</text:p>
          </text:deletion>
        </text:changed-region>
        <text:changed-region xml:id="ct14765196400" text:id="ct14765196400">
          <text:insertion>
            <office:change-info>
              <dc:creator>Travis Houldcroft</dc:creator>
              <dc:date>2024-12-17T16:02:43</dc:date>
              <text:p>Comment added</text:p>
            </office:change-info>
          </text:insertion>
        </text:changed-region>
        <text:changed-region xml:id="ct14891421728" text:id="ct14891421728">
          <text:deletion>
            <office:change-info>
              <dc:creator>Travis Houldcroft</dc:creator>
              <dc:date>2024-12-17T16:03:29</dc:date>
            </office:change-info>
            <text:p text:style-name="P16"><text:bookmark-start text:name="__Annotation__5339_689995338____ Copy 1"/>I<text:bookmark-end text:name="__Annotation__5339_689995338____ Copy 1"/>nteracting with the standalone</text:p>
          </text:deletion>
        </text:changed-region>
        <text:changed-region xml:id="ct14891391024" text:id="ct14891391024">
          <text:insertion>
            <office:change-info>
              <dc:creator>Travis Houldcroft</dc:creator>
              <dc:date>2024-12-17T16:03:32</dc:date>
            </office:change-info>
          </text:insertion>
        </text:changed-region>
        <text:changed-region xml:id="ct14896473808" text:id="ct14896473808">
          <text:insertion>
            <office:change-info>
              <dc:creator>Travis Houldcroft</dc:creator>
              <dc:date>2024-12-17T16:03:52</dc:date>
              <text:p>Comment added</text:p>
            </office:change-info>
          </text:insertion>
        </text:changed-region>
        <text:changed-region xml:id="ct15496286752" text:id="ct15496286752">
          <text:insertion>
            <office:change-info>
              <dc:creator>Travis Houldcroft</dc:creator>
              <loext:move-id>2</loext:move-id>
              <dc:date>2024-12-17T15:42:4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line of plugdata Documentation</text:p>
      <text:p text:style-name="P2">Based on original document by Discord user nuoun 231208</text:p>
      <text:p text:style-name="P2">Ver 0.1 – 241217</text:p>
      <text:list text:style-name="L1">
        <text:list-item>
          <text:p text:style-name="P3">Tracked changes by Travis Houldcroft from original document</text:p>
        </text:list-item>
      </text:list>
      <text:p text:style-name="P2"/>
      <text:p text:style-name="P4">All non-italicized text should be considered a section heading or sub-heading</text:p>
      <text:p text:style-name="P5"><text:change-start text:change-id="ct4672547984"/>Text in quotes is placeholder text and needs better wording<text:change-end text:change-id="ct4672547984"/></text:p>
      <text:p text:style-name="P6"/>
      <text:p text:style-name="P6">See comments for additional notes</text:p>
      <text:list text:continue-list="list160420910374886" text:style-name="L2">
        <text:list-header>
          <text:p text:style-name="P7"/>
        </text:list-header>
        <text:list-item>
          <text:p text:style-name="P7">Introduction</text:p>
          <text:list>
            <text:list-item>
              <text:p text:style-name="P7">About plugdata</text:p>
            </text:list-item>
            <text:list-item>
              <text:p text:style-name="P8"><text:change-start text:change-id="ct5016686400"/>Guide<text:change-end text:change-id="ct5016686400"/><text:change-start text:change-id="ct4672848304"/> to the Documentation<text:change-end text:change-id="ct4672848304"/></text:p>
            </text:list-item>
            <text:list-item>
              <text:p text:style-name="P7">plugdata <text:change text:change-id="ct4406240304"/><text:change text:change-id="ct14093792816"/><text:change-start text:change-id="ct4989399616"/><text:span text:style-name="T1">Overview</text:span><text:change-end text:change-id="ct4989399616"/></text:p>
              <text:list>
                <text:list-item>
                  <text:p text:style-name="P7"><text:change-start text:change-id="ct4672549136"/><text:span text:style-name="T1">General Concepts</text:span></text:p>
                  <text:list>
                    <text:list-item>
                      <text:p text:style-name="P7"><text:change-end text:change-id="ct4672549136"/><text:change-start text:change-id="ct5016744800"/><text:span text:style-name="T2">Opensource and fully cross-platform</text:span><text:change-end text:change-id="ct5016744800"/><text:change-start text:change-id="ct4990125360"/></text:p>
                    </text:list-item>
                    <text:list-item>
                      <text:p text:style-name="P9">Pd vanilla compatibility<text:change-end text:change-id="ct4990125360"/></text:p>
                    </text:list-item>
                    <text:list-item>
                      <text:p text:style-name="P10"><text:change-start text:change-id="ct4672554704"/>Plugin capabilities<text:change-end text:change-id="ct4672554704"/></text:p>
                    </text:list-item>
                    <text:list-item>
                      <text:p text:style-name="P10"><text:change-start text:change-id="ct4672924000"/>Touchscreen support<text:change-end text:change-id="ct4672924000"/></text:p>
                    </text:list-item>
                    <text:list-item>
                      <text:p text:style-name="P10"><text:change-start text:change-id="ct4672917216"/>Heavy/hvcc integration<text:change-end text:change-id="ct4672917216"/><text:change-start text:change-id="ct4612021824"/></text:p>
                    </text:list-item>
                    <text:list-item>
                      <text:p text:style-name="P10">“<text:span text:style-name="T1">High-level modules”</text:span><text:change-end text:change-id="ct4612021824"/></text:p>
                    </text:list-item>
                  </text:list>
                </text:list-item>
                <text:list-item>
                  <text:p text:style-name="P8"><text:change-start text:change-id="ct14099611616"/>Included Libraries</text:p>
                  <text:list>
                    <text:list-item>
                      <text:p text:style-name="P8">plugdata Library</text:p>
                    </text:list-item>
                    <text:list-item>
                      <text:p text:style-name="P7"><text:change-end text:change-id="ct14099611616"/>ELSE library </text:p>
                    </text:list-item>
                    <text:list-item>
                      <text:p text:style-name="P7">Cyclone library</text:p>
                    </text:list-item>
                    <text:list-item>
                      <text:p text:style-name="P11"><text:change text:change-id="ct4672520816"/><text:change-start text:change-id="ct4611856160"/></text:p>
                    </text:list-item>
                    <text:list-item>
                      <text:p text:style-name="P11"><text:span text:style-name="T1">pdlua</text:span><text:change-end text:change-id="ct4611856160"/><text:change-start text:change-id="ct4672959168"/></text:p>
                    </text:list-item>
                    <text:list-item>
                      <text:p text:style-name="P8">Gem<text:change-end text:change-id="ct4672959168"/></text:p>
                    </text:list-item>
                  </text:list>
                </text:list-item>
                <text:list-item>
                  <text:p text:style-name="P7"><text:change text:change-id="ct4672952864"/><text:change-start text:change-id="ct5016635520"/><office:annotation office:name="__Annotation__5225_689995338" loext:resolved="false"><dc:creator>Travis Houldcroft</dc:creator><dc:date>2024-12-17T15:36:52.494352526</dc:date><meta:creator-initials>TH</meta:creator-initials><text:p text:style-name="Comment">Moved</text:p></office:annotation><office:annotation-end office:name="__Annotation__5225_689995338"/><text:change-end text:change-id="ct5016635520"/></text:p>
                </text:list-item>
                <text:list-item>
                  <text:p text:style-name="P7"><text:change text:change-id="ct5016678032"/><text:change-start text:change-id="ct5017272368"/><office:annotation office:name="__Annotation__5226_689995338" loext:resolved="false"><dc:creator>Travis Houldcroft</dc:creator><dc:date>2024-12-17T15:37:00.840082458</dc:date><meta:creator-initials>TH</meta:creator-initials><text:p text:style-name="Comment">Moved/re-phrased</text:p></office:annotation><office:annotation-end office:name="__Annotation__5226_689995338"/><text:change-end text:change-id="ct5017272368"/></text:p>
                </text:list-item>
              </text:list>
            </text:list-item>
            <text:list-item>
              <text:p text:style-name="P7">Accessibility tips</text:p>
            </text:list-item>
          </text:list>
        </text:list-item>
        <text:list-item>
          <text:p text:style-name="P7">Getting started</text:p>
          <text:list>
            <text:list-item>
              <text:p text:style-name="P8"><text:change-start text:change-id="ct4612041792"/>Getting plugdata</text:p>
              <text:list>
                <text:list-item>
                  <text:p text:style-name="P7"><text:change-end text:change-id="ct4612041792"/>Downloading plugdata</text:p>
                </text:list-item>
                <text:list-item>
                  <text:p text:style-name="P7">Building from source<text:change-start text:change-id="ct4612030560"/></text:p>
                </text:list-item>
              </text:list>
            </text:list-item>
            <text:list-item>
              <text:p text:style-name="P8">Installation</text:p>
            </text:list-item>
            <text:list-item>
              <text:p text:style-name="P8">Running plugdata</text:p>
              <text:list>
                <text:list-item>
                  <text:p text:style-name="P7"><text:change-end text:change-id="ct4612030560"/>plugdata <text:change text:change-id="ct4673007072"/><text:change-start text:change-id="ct4612074448"/><text:span text:style-name="T1">Plugin, plugdata Plugin-fx</text:span><text:change-end text:change-id="ct4612074448"/></text:p>
                </text:list-item>
                <text:list-item>
                  <text:p text:style-name="P7">plugdata <text:change text:change-id="ct4612134688"/><text:change-start text:change-id="ct4673114032"/><text:span text:style-name="T1">S</text:span><text:change-end text:change-id="ct4673114032"/>tandalone</text:p>
                </text:list-item>
              </text:list>
            </text:list-item>
            <text:list-item>
              <text:p text:style-name="P7"><text:change text:change-id="ct4612153760"/><text:change-start text:change-id="ct4612153392"/><text:span text:style-name="T1">Configuring</text:span><text:change-end text:change-id="ct4612153392"/><text:change text:change-id="ct4673143936"/> plugdata</text:p>
              <text:list>
                <text:list-item>
                  <text:p text:style-name="P7">Configuring audio and MIDI devices</text:p>
                </text:list-item>
                <text:list-item>
                  <text:p text:style-name="P7">Testing audio and MIDI IO</text:p>
                </text:list-item>
              </text:list>
            </text:list-item>
            <text:list-item>
              <text:p text:style-name="P7"><text:change text:change-id="ct4612189024"/><text:change-start text:change-id="ct4673174608"/><text:span text:style-name="T3">Extending plugdata (Externals)</text:span><text:change-end text:change-id="ct4673174608"/></text:p>
              <text:list>
                <text:list-item>
                  <text:p text:style-name="P7">Find externals package manager</text:p>
                </text:list-item>
                <text:list-item>
                  <text:p text:style-name="P7">Building from source</text:p>
                </text:list-item>
                <text:list-item>
                  <text:p text:style-name="P7"><text:soft-page-break/>Finding external help files</text:p>
                </text:list-item>
                <text:list-item>
                  <text:p text:style-name="P7">Adding paths</text:p>
                </text:list-item>
              </text:list>
            </text:list-item>
            <text:list-item>
              <text:p text:style-name="P7"><text:change text:change-id="ct4673145984"/><text:change-start text:change-id="ct5016863504"/><office:annotation loext:resolved="false"><dc:creator>Travis Houldcroft</dc:creator><dc:date>2024-12-17T15:36:30.270024029</dc:date><meta:creator-initials>TH</meta:creator-initials><text:p text:style-name="Comment">Moved</text:p></office:annotation><text:change-end text:change-id="ct5016863504"/></text:p>
            </text:list-item>
            <text:list-item>
              <text:p text:style-name="P7"><text:change text:change-id="ct4612218416"/><text:change-start text:change-id="ct5017799232"/><office:annotation office:name="__Annotation__5227_689995338" loext:resolved="false"><dc:creator>Travis Houldcroft</dc:creator><dc:date>2024-12-17T15:38:17.769524848</dc:date><meta:creator-initials>TH</meta:creator-initials><text:p text:style-name="Comment">This comes later</text:p></office:annotation><office:annotation-end office:name="__Annotation__5227_689995338"/><text:change-end text:change-id="ct5017799232"/><text:change-start text:change-id="ct14891270752"/></text:p>
            </text:list-item>
            <text:list-item>
              <text:p text:style-name="P12"><office:annotation office:name="__Annotation__5228_689995338" loext:resolved="false"><dc:creator>Travis Houldcroft</dc:creator><dc:date>2024-12-17T15:41:55.594593248</dc:date><meta:creator-initials>TH</meta:creator-initials><text:p text:style-name="Comment">Maybe?</text:p></office:annotation>Making Your First plugdata Patch<text:change-end text:change-id="ct14891270752"/><text:change-start text:change-id="ct5016657536"/><office:annotation-end office:name="__Annotation__5228_689995338"/><text:change-end text:change-id="ct5016657536"/></text:p>
            </text:list-item>
            <text:list-item>
              <text:p text:style-name="P7"><text:change text:change-id="ct5258608336"/><text:change-start text:change-id="ct5017590720"/><office:annotation office:name="__Annotation__5229_689995338" loext:resolved="false"><dc:creator>Travis Houldcroft</dc:creator><dc:date>2024-12-17T15:42:57.957702126</dc:date><meta:creator-initials>TH</meta:creator-initials><text:p text:style-name="Comment">Moved</text:p></office:annotation><office:annotation-end office:name="__Annotation__5229_689995338"/><text:change-end text:change-id="ct5017590720"/></text:p>
            </text:list-item>
          </text:list>
        </text:list-item>
        <text:list-item>
          <text:p text:style-name="P7"><text:change text:change-id="ct15497316256"/><text:change-start text:change-id="ct14891796048"/><text:span text:style-name="T3">The plugdata Environment</text:span><text:change-end text:change-id="ct14891796048"/></text:p>
          <text:list>
            <text:list-item>
              <text:p text:style-name="P7"><office:annotation office:name="__Annotation__5230_689995338" loext:resolved="false"><dc:creator>Travis Houldcroft</dc:creator><dc:date>2024-12-17T15:43:59.927930169</dc:date><meta:creator-initials>TH</meta:creator-initials><text:p text:style-name="Comment">Needs review</text:p></office:annotation>GUI overview</text:p>
            </text:list-item>
            <text:list-item>
              <text:p text:style-name="P7">Main menu</text:p>
              <text:list>
                <text:list-item>
                  <text:p text:style-name="P7">Primary / secondary theme and zoom options</text:p>
                </text:list-item>
                <text:list-item>
                  <text:p text:style-name="P7">File options</text:p>
                </text:list-item>
                <text:list-item>
                  <text:p text:style-name="P7">Workspaces</text:p>
                </text:list-item>
                <text:list-item>
                  <text:p text:style-name="P7">Compiled mode</text:p>
                </text:list-item>
                <text:list-item>
                  <text:p text:style-name="P7">Compile</text:p>
                </text:list-item>
              </text:list>
            </text:list-item>
            <text:list-item>
              <text:p text:style-name="P7">Settings window</text:p>
              <text:list>
                <text:list-item>
                  <text:p text:style-name="P7">Audio device configuration</text:p>
                </text:list-item>
                <text:list-item>
                  <text:p text:style-name="P7">MIDI IO configuration</text:p>
                </text:list-item>
                <text:list-item>
                  <text:p text:style-name="P7">Themes</text:p>
                </text:list-item>
                <text:list-item>
                  <text:p text:style-name="P7">Paths</text:p>
                </text:list-item>
                <text:list-item>
                  <text:p text:style-name="P7">Keyboard shortcuts</text:p>
                </text:list-item>
                <text:list-item>
                  <text:p text:style-name="P7">Advanced options</text:p>
                </text:list-item>
              </text:list>
            </text:list-item>
            <text:list-item>
              <text:p text:style-name="P7">Undo and redo</text:p>
            </text:list-item>
            <text:list-item>
              <text:p text:style-name="P7">Add object button and object browser</text:p>
            </text:list-item>
            <text:list-item>
              <text:p text:style-name="P7">Display modes</text:p>
              <text:list>
                <text:list-item>
                  <text:p text:style-name="P7">Edit mode</text:p>
                </text:list-item>
                <text:list-item>
                  <text:p text:style-name="P7">Run mode</text:p>
                </text:list-item>
                <text:list-item>
                  <text:p text:style-name="P7">Presentation mode</text:p>
                </text:list-item>
                <text:list-item>
                  <text:p text:style-name="P7">Plugin mode</text:p>
                </text:list-item>
              </text:list>
            </text:list-item>
            <text:list-item>
              <text:p text:style-name="P7">Tab bar</text:p>
              <text:list>
                <text:list-item>
                  <text:p text:style-name="P7">Organizing tabs</text:p>
                </text:list-item>
              </text:list>
            </text:list-item>
            <text:list-item>
              <text:p text:style-name="P7">Context menu</text:p>
              <text:list>
                <text:list-item>
                  <text:p text:style-name="P7">Cut, Copy, Paste, Delete</text:p>
                </text:list-item>
                <text:list-item>
                  <text:p text:style-name="P7">Open</text:p>
                </text:list-item>
                <text:list-item>
                  <text:p text:style-name="P7">Object help</text:p>
                </text:list-item>
                <text:list-item>
                  <text:p text:style-name="P7">Object reference</text:p>
                </text:list-item>
                <text:list-item>
                  <text:p text:style-name="P7">Curved connections</text:p>
                </text:list-item>
                <text:list-item>
                  <text:p text:style-name="P7"><text:soft-page-break/>Tidy connections</text:p>
                </text:list-item>
                <text:list-item>
                  <text:p text:style-name="P7">Encapsulate</text:p>
                </text:list-item>
                <text:list-item>
                  <text:p text:style-name="P7">Properties inspector</text:p>
                </text:list-item>
              </text:list>
            </text:list-item>
            <text:list-item>
              <text:p text:style-name="P7">Palette sidebar</text:p>
              <text:list>
                <text:list-item>
                  <text:p text:style-name="P7">Palette panel</text:p>
                </text:list-item>
              </text:list>
            </text:list-item>
            <text:list-item>
              <text:p text:style-name="P7">Panel sidebar</text:p>
              <text:list>
                <text:list-item>
                  <text:p text:style-name="P7">Console panel</text:p>
                  <text:list>
                    <text:list-item>
                      <text:p text:style-name="P7">Clear and restore</text:p>
                    </text:list-item>
                    <text:list-item>
                      <text:p text:style-name="P7">Show messages</text:p>
                    </text:list-item>
                    <text:list-item>
                      <text:p text:style-name="P7">Show errors</text:p>
                    </text:list-item>
                    <text:list-item>
                      <text:p text:style-name="P7">Autoscroll</text:p>
                    </text:list-item>
                  </text:list>
                </text:list-item>
                <text:list-item>
                  <text:p text:style-name="P7">Documentation panel</text:p>
                  <text:list>
                    <text:list-item>
                      <text:p text:style-name="P7">Show custom folder...</text:p>
                    </text:list-item>
                    <text:list-item>
                      <text:p text:style-name="P7">Show default folder</text:p>
                    </text:list-item>
                  </text:list>
                </text:list-item>
                <text:list-item>
                  <text:p text:style-name="P7">Automation panel</text:p>
                </text:list-item>
                <text:list-item>
                  <text:p text:style-name="P7">Search panel</text:p>
                </text:list-item>
              </text:list>
            </text:list-item>
            <text:list-item>
              <text:p text:style-name="P7">Tool bar</text:p>
              <text:list>
                <text:list-item>
                  <text:p text:style-name="P7">Move view to origin</text:p>
                </text:list-item>
                <text:list-item>
                  <text:p text:style-name="P7">Zoom to fit all</text:p>
                </text:list-item>
                <text:list-item>
                  <text:p text:style-name="P7">Show overlays</text:p>
                </text:list-item>
                <text:list-item>
                  <text:p text:style-name="P7">Overlay settings</text:p>
                </text:list-item>
                <text:list-item>
                  <text:p text:style-name="P7">Enable snapping</text:p>
                </text:list-item>
                <text:list-item>
                  <text:p text:style-name="P7">Snap settings</text:p>
                </text:list-item>
                <text:list-item>
                  <text:p text:style-name="P7">Alignment tools</text:p>
                </text:list-item>
                <text:list-item>
                  <text:p text:style-name="P7">CPU usage</text:p>
                </text:list-item>
                <text:list-item>
                  <text:p text:style-name="P7">MIDI activity</text:p>
                </text:list-item>
                <text:list-item>
                  <text:p text:style-name="P7">Set oversampling</text:p>
                </text:list-item>
                <text:list-item>
                  <text:p text:style-name="P7">Volume</text:p>
                </text:list-item>
                <text:list-item>
                  <text:p text:style-name="P7">Enable/disable DSP</text:p>
                </text:list-item>
                <text:list-item>
                  <text:p text:style-name="P7">Clip output signal and filter non-finite values<text:change-start text:change-id="ct14896983952"/><office:annotation-end office:name="__Annotation__5230_689995338"/><text:change-end text:change-id="ct14896983952"/></text:p>
                </text:list-item>
              </text:list>
            </text:list-item>
          </text:list>
        </text:list-item>
        <text:list-item>
          <text:p text:style-name="P12"><text:change-start text:change-id="ct14891261328"/>plugdata Standalone</text:p>
          <text:list>
            <text:list-item>
              <text:p text:style-name="P12">“plugdata Standalone topics”</text:p>
            </text:list-item>
            <text:list-item>
              <text:p text:style-name="P12">Differences between plu<text:span text:style-name="T4">gdata Standalone and plugdata Plugin</text:span></text:p>
            </text:list-item>
          </text:list>
        </text:list-item>
        <text:list-item>
          <text:p text:style-name="P7"><text:change-end text:change-id="ct14891261328"/><text:change text:change-id="ct15496358400"/><text:change-start text:change-id="ct14765220528"/><text:span text:style-name="T4">plugdata Plugin</text:span><text:change-end text:change-id="ct14765220528"/></text:p>
          <text:list>
            <text:list-item>
              <text:p text:style-name="P7">Interacting with plugdata and the DAW</text:p>
              <text:list>
                <text:list-item>
                  <text:p text:style-name="P7">[playhead] abstraction</text:p>
                </text:list-item>
                <text:list-item>
                  <text:p text:style-name="P7">[param] abstraction</text:p>
                </text:list-item>
                <text:list-item>
                  <text:p text:style-name="P13"><text:change-start text:change-id="ct14891191184"/>DAW Specifics<text:change-end text:change-id="ct14891191184"/><text:change-start text:change-id="ct15497745040"/></text:p>
                  <text:list>
                    <text:list-item>
                      <text:p text:style-name="P7"><text:change-end text:change-id="ct15497745040"/><office:annotation office:name="__Annotation__5334_689995338" loext:resolved="false"><dc:creator>Travis Houldcroft</dc:creator><dc:date>2024-12-17T16:02:43.848977037</dc:date><meta:creator-initials>TH</meta:creator-initials><text:p text:style-name="Comment">Alphabetized and streamlined</text:p></office:annotation>Ableton Live <text:change text:change-id="ct15497160448"/></text:p>
                    </text:list-item>
                    <text:list-item>
                      <text:p text:style-name="P7"><text:change text:change-id="ct14897341856"/><text:change-start text:change-id="ct14093883824"/><text:soft-page-break/><text:tab/></text:p>
                    </text:list-item>
                    <text:list-item>
                      <text:p text:style-name="P14">Ardour<text:change-end text:change-id="ct14093883824"/></text:p>
                    </text:list-item>
                    <text:list-item>
                      <text:p text:style-name="P7">Bitwig Studio <text:change text:change-id="ct14891460320"/></text:p>
                    </text:list-item>
                    <text:list-item>
                      <text:p text:style-name="P7"><text:change text:change-id="ct5017340912"/></text:p>
                    </text:list-item>
                    <text:list-item>
                      <text:p text:style-name="P14"><text:change text:change-id="ct4608892656"/></text:p>
                    </text:list-item>
                    <text:list-item>
                      <text:p text:style-name="P7">FL Studio<text:change text:change-id="ct15497248416"/><text:change-start text:change-id="ct15497130192"/></text:p>
                    </text:list-item>
                    <text:list-item>
                      <text:p text:style-name="P14">Logic <text:change-end text:change-id="ct15497130192"/><text:change-start text:change-id="ct15497162352"/></text:p>
                    </text:list-item>
                    <text:list-item>
                      <text:p text:style-name="P14">REAPER<text:change-end text:change-id="ct15497162352"/></text:p>
                    </text:list-item>
                    <text:list-item>
                      <text:p text:style-name="P7">Studio One <text:change text:change-id="ct14891189424"/></text:p>
                    </text:list-item>
                    <text:list-item>
                      <text:p text:style-name="P7"><text:change text:change-id="ct14897967280"/><text:change-start text:change-id="ct14765196400"/><office:annotation-end office:name="__Annotation__5334_689995338"/><text:change-end text:change-id="ct14765196400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change text:change-id="ct14891421728"/><text:change-start text:change-id="ct14891391024"/><office:annotation office:name="__Annotation__5339_689995338" loext:resolved="false"><dc:creator>Travis Houldcroft</dc:creator><dc:date>2024-12-17T16:03:52.643013156</dc:date><meta:creator-initials>TH</meta:creator-initials><text:p text:style-name="Comment">I don’t think this should go right here, but its a good idea to have a chapter like this.</text:p></office:annotation><text:span text:style-name="T5">plugdata “External” Communication</text:span><text:change-end text:change-id="ct14891391024"/></text:p>
          <text:list>
            <text:list-item>
              <text:p text:style-name="P7">Ableton Link with [abl_link~] external</text:p>
            </text:list-item>
            <text:list-item>
              <text:p text:style-name="P7">MIDI examples</text:p>
            </text:list-item>
            <text:list-item>
              <text:p text:style-name="P7">Messagings over network with [netsend] &amp; [netreceive]</text:p>
            </text:list-item>
            <text:list-item>
              <text:p text:style-name="P7">OSC options<text:change-start text:change-id="ct14896473808"/><office:annotation-end office:name="__Annotation__5339_689995338"/><text:change-end text:change-id="ct14896473808"/></text:p>
            </text:list-item>
          </text:list>
        </text:list-item>
        <text:list-item>
          <text:p text:style-name="P7">Compiling with Heavy/hvcc</text:p>
          <text:list>
            <text:list-item>
              <text:p text:style-name="P7">What is Heavy/hvcc</text:p>
            </text:list-item>
            <text:list-item>
              <text:p text:style-name="P7">Installing the toolchain</text:p>
            </text:list-item>
            <text:list-item>
              <text:p text:style-name="P7">Compiling and Compilation Mode</text:p>
            </text:list-item>
            <text:list-item>
              <text:p text:style-name="P7">Supported objects</text:p>
            </text:list-item>
            <text:list-item>
              <text:p text:style-name="P7">Included substraction</text:p>
            </text:list-item>
            <text:list-item>
              <text:p text:style-name="P7">Licensing</text:p>
            </text:list-item>
          </text:list>
        </text:list-item>
        <text:list-item>
          <text:p text:style-name="P7">Tutorials</text:p>
          <text:list>
            <text:list-item>
              <text:p text:style-name="P7">How to make your first patch in plugdata tutorial</text:p>
              <text:list>
                <text:list-item>
                  <text:p text:style-name="P7">Audio test</text:p>
                </text:list-item>
                <text:list-item>
                  <text:p text:style-name="P7">Create a new patch</text:p>
                </text:list-item>
                <text:list-item>
                  <text:p text:style-name="P7">Browsing the palette panel</text:p>
                </text:list-item>
                <text:list-item>
                  <text:p text:style-name="P7">Add input, instrument and output</text:p>
                </text:list-item>
                <text:list-item>
                  <text:p text:style-name="P7">Select and deselect objects</text:p>
                </text:list-item>
                <text:list-item>
                  <text:p text:style-name="P7">Create and destroy connections</text:p>
                </text:list-item>
                <text:list-item>
                  <text:p text:style-name="P7">Adding an effect</text:p>
                </text:list-item>
                <text:list-item>
                  <text:p text:style-name="P7">Simple sequencing</text:p>
                </text:list-item>
                <text:list-item>
                  <text:p text:style-name="P7">Visualising sound</text:p>
                </text:list-item>
              </text:list>
            </text:list-item>
            <text:list-item>
              <text:p text:style-name="P7">First abstraction tutorial</text:p>
              <text:list>
                <text:list-item>
                  <text:p text:style-name="P7">Hello world</text:p>
                </text:list-item>
                <text:list-item>
                  <text:p text:style-name="P7">Parent patch and abstraction</text:p>
                </text:list-item>
                <text:list-item>
                  <text:p text:style-name="P7">Patching a VCO</text:p>
                </text:list-item>
                <text:list-item>
                  <text:p text:style-name="P7">Ranges and limiting output</text:p>
                </text:list-item>
                <text:list-item>
                  <text:p text:style-name="P7">Documenting our decisionmaking</text:p>
                </text:list-item>
                <text:list-item>
                  <text:p text:style-name="P7">Better control through decibels</text:p>
                </text:list-item>
                <text:list-item>
                  <text:p text:style-name="P7">Patching it all together</text:p>
                </text:list-item>
                <text:list-item>
                  <text:p text:style-name="P7"><text:soft-page-break/>Clone and polyphony</text:p>
                </text:list-item>
                <text:list-item>
                  <text:p text:style-name="P7">Intervals, unison and detune</text:p>
                </text:list-item>
              </text:list>
            </text:list-item>
          </text:list>
        </text:list-item>
        <text:list-item>
          <text:p text:style-name="P7">Learning to program in plugdata and Pd</text:p>
          <text:list>
            <text:list-item>
              <text:p text:style-name="P7">Learning plugdata concepts</text:p>
              <text:list>
                <text:list-item>
                  <text:p text:style-name="P7">Audio signals and control messages</text:p>
                </text:list-item>
                <text:list-item>
                  <text:p text:style-name="P7">Wireless connections</text:p>
                </text:list-item>
                <text:list-item>
                  <text:p text:style-name="P7">Hot and cold inlets</text:p>
                </text:list-item>
                <text:list-item>
                  <text:p text:style-name="P7">Execution order</text:p>
                </text:list-item>
                <text:list-item>
                  <text:p text:style-name="P7">[trigger]</text:p>
                </text:list-item>
                <text:list-item>
                  <text:p text:style-name="P7">[float] counter</text:p>
                </text:list-item>
                <text:list-item>
                  <text:p text:style-name="P7">Subpatches and abstractions</text:p>
                </text:list-item>
                <text:list-item>
                  <text:p text:style-name="P7">Graph-on-parent</text:p>
                </text:list-item>
                <text:list-item>
                  <text:p text:style-name="P7">Message boxes</text:p>
                </text:list-item>
                <text:list-item>
                  <text:p text:style-name="P7">Dollar sign variables/arguments</text:p>
                  <text:list>
                    <text:list-item>
                      <text:p text:style-name="P7">Dollar sign arguments in message boxes</text:p>
                    </text:list-item>
                    <text:list-item>
                      <text:p text:style-name="P7">The $0 namespace</text:p>
                    </text:list-item>
                    <text:list-item>
                      <text:p text:style-name="P7">Abstraction creation arguments</text:p>
                    </text:list-item>
                    <text:list-item>
                      <text:p text:style-name="P7">Dollar sign arguments object creation arguments</text:p>
                    </text:list-item>
                  </text:list>
                </text:list-item>
                <text:list-item>
                  <text:p text:style-name="P7">Blocksize</text:p>
                </text:list-item>
              </text:list>
            </text:list-item>
            <text:list-item>
              <text:p text:style-name="P7">Different data types</text:p>
              <text:list>
                <text:list-item>
                  <text:p text:style-name="P7">float</text:p>
                </text:list-item>
                <text:list-item>
                  <text:p text:style-name="P7">bang</text:p>
                </text:list-item>
                <text:list-item>
                  <text:p text:style-name="P7">symbol</text:p>
                </text:list-item>
                <text:list-item>
                  <text:p text:style-name="P7">list</text:p>
                </text:list-item>
                <text:list-item>
                  <text:p text:style-name="P7">pointer</text:p>
                </text:list-item>
              </text:list>
            </text:list-item>
            <text:list-item>
              <text:p text:style-name="P7">Intro to list</text:p>
            </text:list-item>
            <text:list-item>
              <text:p text:style-name="P7">Text</text:p>
            </text:list-item>
            <text:list-item>
              <text:p text:style-name="P7">Array</text:p>
            </text:list-item>
            <text:list-item>
              <text:p text:style-name="P7">Garray</text:p>
            </text:list-item>
            <text:list-item>
              <text:p text:style-name="P7">Multi-array</text:p>
            </text:list-item>
            <text:list-item>
              <text:p text:style-name="P7">Sinesum</text:p>
            </text:list-item>
          </text:list>
        </text:list-item>
        <text:list-item>
          <text:p text:style-name="P7">Debugging tips<text:tab/><text:change-start text:change-id="ct15496286752"/></text:p>
        </text:list-item>
        <text:list-item>
          <text:p text:style-name="P15">Troubleshooting</text:p>
          <text:list>
            <text:list-item>
              <text:p text:style-name="P15">Sound not working</text:p>
              <text:list>
                <text:list-item>
                  <text:p text:style-name="P15">DSP and volume</text:p>
                </text:list-item>
                <text:list-item>
                  <text:p text:style-name="P15">DAW config</text:p>
                </text:list-item>
                <text:list-item>
                  <text:p text:style-name="P15">Devices</text:p>
                </text:list-item>
              </text:list>
            </text:list-item>
            <text:list-item>
              <text:p text:style-name="P15">MIDI not working</text:p>
            </text:list-item>
            <text:list-item>
              <text:p text:style-name="P15">Checking console error messages</text:p>
            </text:list-item>
            <text:list-item>
              <text:p text:style-name="P15">Fixing clicks and pops</text:p>
            </text:list-item>
            <text:list-item>
              <text:p text:style-name="P15">Finding help<text:change-end text:change-id="ct15496286752"/></text:p>
            </text:list-item>
          </text:list>
        </text:list-item>
        <text:list-item>
          <text:p text:style-name="P7">FAQ</text:p>
        </text:list-item>
        <text:list-item>
          <text:p text:style-name="P7">Development</text:p>
          <text:list>
            <text:list-item>
              <text:p text:style-name="P7">Status</text:p>
            </text:list-item>
            <text:list-item>
              <text:p text:style-name="P7"><text:soft-page-break/>Known issues</text:p>
            </text:list-item>
            <text:list-item>
              <text:p text:style-name="P7">Frameworks</text:p>
            </text:list-item>
            <text:list-item>
              <text:p text:style-name="P7">Future android version</text:p>
            </text:list-item>
            <text:list-item>
              <text:p text:style-name="P7">Reporting bugs and feature requests</text:p>
            </text:list-item>
          </text:list>
        </text:list-item>
        <text:list-item>
          <text:p text:style-name="P7">Links and resources</text:p>
          <text:list>
            <text:list-item>
              <text:p text:style-name="P7">plugdata on Discord</text:p>
            </text:list-item>
            <text:list-item>
              <text:p text:style-name="P7">Books</text:p>
            </text:list-item>
            <text:list-item>
              <text:p text:style-name="P7">Lectures, talks and classes</text:p>
            </text:list-item>
            <text:list-item>
              <text:p text:style-name="P7">Videos</text:p>
            </text:list-item>
            <text:list-item>
              <text:p text:style-name="P7">Github</text:p>
            </text:list-item>
            <text:list-item>
              <text:p text:style-name="P7">Patchstorage</text:p>
            </text:list-item>
            <text:list-item>
              <text:p text:style-name="P7">Pd vanilla</text:p>
            </text:list-item>
            <text:list-item>
              <text:p text:style-name="P7">Pd vanilla manual</text:p>
            </text:list-item>
            <text:list-item>
              <text:p text:style-name="P7">Pure Data on Discord</text:p>
            </text:list-item>
            <text:list-item>
              <text:p text:style-name="P7">https://forum.pdpatchrepo.info/</text:p>
            </text:list-item>
            <text:list-item>
              <text:p text:style-name="P7">https://puredata.info/</text:p>
            </text:list-item>
            <text:list-item>
              <text:p text:style-name="P7">https://github.com/pure-data/pure-data</text:p>
            </text:list-item>
          </text:list>
        </text:list-item>
        <text:list-item>
          <text:p text:style-name="P7">Glossary</text:p>
          <text:list>
            <text:list-item>
              <text:p text:style-name="P7">$0</text:p>
            </text:list-item>
            <text:list-item>
              <text:p text:style-name="P7">abstraction</text:p>
            </text:list-item>
            <text:list-item>
              <text:p text:style-name="P7">ADC</text:p>
            </text:list-item>
            <text:list-item>
              <text:p text:style-name="P7">ADSR</text:p>
            </text:list-item>
            <text:list-item>
              <text:p text:style-name="P7">argument</text:p>
            </text:list-item>
            <text:list-item>
              <text:p text:style-name="P7">bang</text:p>
            </text:list-item>
            <text:list-item>
              <text:p text:style-name="P7">BP</text:p>
            </text:list-item>
            <text:list-item>
              <text:p text:style-name="P7">console</text:p>
            </text:list-item>
            <text:list-item>
              <text:p text:style-name="P7">context menu</text:p>
            </text:list-item>
            <text:list-item>
              <text:p text:style-name="P7">CV</text:p>
            </text:list-item>
            <text:list-item>
              <text:p text:style-name="P7">DAC</text:p>
            </text:list-item>
            <text:list-item>
              <text:p text:style-name="P7">DAW</text:p>
            </text:list-item>
            <text:list-item>
              <text:p text:style-name="P7">Deken</text:p>
            </text:list-item>
            <text:list-item>
              <text:p text:style-name="P7">DSP</text:p>
            </text:list-item>
            <text:list-item>
              <text:p text:style-name="P7">EQ</text:p>
            </text:list-item>
            <text:list-item>
              <text:p text:style-name="P7">dollar sign argument</text:p>
            </text:list-item>
            <text:list-item>
              <text:p text:style-name="P7">env</text:p>
            </text:list-item>
            <text:list-item>
              <text:p text:style-name="P7">external</text:p>
            </text:list-item>
            <text:list-item>
              <text:p text:style-name="P7">GoP</text:p>
            </text:list-item>
            <text:list-item>
              <text:p text:style-name="P7">HP</text:p>
            </text:list-item>
            <text:list-item>
              <text:p text:style-name="P7">LFO</text:p>
            </text:list-item>
            <text:list-item>
              <text:p text:style-name="P7">LP</text:p>
            </text:list-item>
            <text:list-item>
              <text:p text:style-name="P7">module</text:p>
            </text:list-item>
            <text:list-item>
              <text:p text:style-name="P7">Osc</text:p>
            </text:list-item>
            <text:list-item>
              <text:p text:style-name="P7">palette</text:p>
            </text:list-item>
            <text:list-item>
              <text:p text:style-name="P7"><text:soft-page-break/>patch</text:p>
            </text:list-item>
            <text:list-item>
              <text:p text:style-name="P7">Pd</text:p>
            </text:list-item>
            <text:list-item>
              <text:p text:style-name="P7">PWM</text:p>
            </text:list-item>
            <text:list-item>
              <text:p text:style-name="P7">subpatch</text:p>
            </text:list-item>
            <text:list-item>
              <text:p text:style-name="P7">tool bar</text:p>
            </text:list-item>
            <text:list-item>
              <text:p text:style-name="P7">vanilla</text:p>
            </text:list-item>
            <text:list-item>
              <text:p text:style-name="P7">VCA</text:p>
            </text:list-item>
            <text:list-item>
              <text:p text:style-name="P7">VCO</text:p>
            </text:list-item>
            <text:list-item>
              <text:p text:style-name="P7">VCF</text:p>
            </text:list-item>
          </text:list>
        </text:list-item>
        <text:list-item>
          <text:p text:style-name="P7">Special thank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" style:font-pitch="fixed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Comment" style:family="paragraph" style:parent-style-name="Standard" style:class="extra">
      <style:paragraph-properties fo:margin-left="0.039in" fo:margin-right="0.039in" fo:margin-top="0.039in" fo:margin-bottom="0in" style:contextual-spacing="false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4:44:38.647845848</meta:creation-date>
    <dc:date>2024-12-17T16:04:18.939314064</dc:date>
    <dc:creator>Travis Houldcroft</dc:creator>
    <meta:editing-duration>PT25M17S</meta:editing-duration>
    <meta:editing-cycles>4</meta:editing-cycles>
    <meta:generator>LibreOffice/24.8.3.2$MacOSX_AARCH64 LibreOffice_project/48a6bac9e7e268aeb4c3483fcf825c94556d9f92</meta:generator>
    <meta:document-statistic meta:table-count="0" meta:image-count="0" meta:object-count="0" meta:page-count="7" meta:paragraph-count="256" meta:word-count="852" meta:character-count="4646" meta:non-whitespace-character-count="4058"/>
  </office:meta>
</office:document-meta>
</file>